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style:page-number="1"/>
      <style:text-properties fo:language="en" fo:country="GB"/>
    </style:style>
    <style:style style:name="P8" style:parent-style-name="Normal" style:family="paragraph">
      <style:paragraph-properties fo:margin-bottom="0.1388in"/>
      <style:text-properties fo:language="en" fo:country="GB"/>
    </style:style>
    <style:style style:name="P9" style:parent-style-name="Normal" style:family="paragraph">
      <style:paragraph-properties fo:margin-bottom="0.1388in"/>
      <style:text-properties fo:language="en" fo:country="GB"/>
    </style:style>
    <style:style style:name="P10" style:parent-style-name="Normal" style:family="paragraph">
      <style:paragraph-properties fo:margin-bottom="0.1388in"/>
      <style:text-properties fo:language="en" fo:country="GB"/>
    </style:style>
    <style:style style:name="P11" style:parent-style-name="Normal" style:family="paragraph">
      <style:paragraph-properties fo:margin-bottom="0.1388in"/>
      <style:text-properties fo:language="en" fo:country="GB"/>
    </style:style>
    <style:style style:name="P12" style:parent-style-name="Normal" style:family="paragraph">
      <style:paragraph-properties fo:margin-bottom="0.1388in"/>
      <style:text-properties fo:language="en" fo:country="GB"/>
    </style:style>
    <style:style style:name="P13" style:parent-style-name="Normal" style:family="paragraph">
      <style:paragraph-properties fo:margin-bottom="0.1388in"/>
      <style:text-properties fo:language="en" fo:country="GB"/>
    </style:style>
    <style:style style:name="P14" style:parent-style-name="Normal" style:family="paragraph">
      <style:paragraph-properties fo:margin-bottom="0.1388in"/>
      <style:text-properties fo:language="en" fo:country="GB"/>
    </style:style>
    <style:style style:name="P15" style:parent-style-name="Normal" style:family="paragraph">
      <style:paragraph-properties fo:margin-bottom="0.1388in"/>
      <style:text-properties fo:language="en" fo:country="GB"/>
    </style:style>
    <style:style style:name="P16" style:parent-style-name="Normal" style:family="paragraph">
      <style:paragraph-properties fo:margin-bottom="0.1388in"/>
      <style:text-properties fo:language="en" fo:country="GB"/>
    </style:style>
    <style:style style:name="P17" style:parent-style-name="Normal" style:family="paragraph">
      <style:paragraph-properties fo:margin-bottom="0.1388in"/>
      <style:text-properties fo:language="en" fo:country="GB"/>
    </style:style>
    <style:style style:name="P18" style:parent-style-name="Normal" style:family="paragraph">
      <style:paragraph-properties fo:margin-bottom="0.1388in"/>
      <style:text-properties fo:language="en" fo:country="GB"/>
    </style:style>
    <style:style style:name="P19" style:parent-style-name="Normal" style:family="paragraph">
      <style:paragraph-properties fo:margin-bottom="0.1388in"/>
      <style:text-properties fo:language="en" fo:country="GB"/>
    </style:style>
    <style:style style:name="P20" style:parent-style-name="Normal" style:family="paragraph">
      <style:paragraph-properties fo:margin-bottom="0.1388in"/>
      <style:text-properties fo:language="en" fo:country="GB"/>
    </style:style>
    <style:style style:name="P21" style:parent-style-name="Normal" style:family="paragraph">
      <style:paragraph-properties fo:margin-bottom="0.1388in"/>
      <style:text-properties fo:language="en" fo:country="GB"/>
    </style:style>
    <style:style style:name="P22" style:parent-style-name="Normal" style:family="paragraph">
      <style:paragraph-properties fo:margin-bottom="0.1388in"/>
      <style:text-properties fo:language="en" fo:country="GB"/>
    </style:style>
    <style:style style:name="P23" style:parent-style-name="Normal" style:family="paragraph">
      <style:paragraph-properties fo:margin-bottom="0.1388in"/>
      <style:text-properties fo:language="en" fo:country="GB"/>
    </style:style>
    <style:style style:name="P24" style:parent-style-name="Normal" style:family="paragraph">
      <style:paragraph-properties fo:margin-bottom="0.1388in"/>
      <style:text-properties fo:language="en" fo:country="GB"/>
    </style:style>
    <style:style style:name="P25" style:parent-style-name="Normal" style:family="paragraph">
      <style:paragraph-properties fo:margin-bottom="0.1388in"/>
      <style:text-properties fo:language="en" fo:country="GB"/>
    </style:style>
    <style:style style:name="P26" style:parent-style-name="Normal" style:family="paragraph">
      <style:paragraph-properties fo:margin-bottom="0.1388in"/>
      <style:text-properties fo:language="en" fo:country="GB"/>
    </style:style>
    <style:style style:name="P27" style:parent-style-name="Normal" style:family="paragraph">
      <style:paragraph-properties fo:margin-bottom="0.1388in"/>
      <style:text-properties fo:language="en" fo:country="GB"/>
    </style:style>
    <style:style style:name="P28" style:parent-style-name="Normal" style:family="paragraph">
      <style:paragraph-properties fo:margin-bottom="0.1388in"/>
      <style:text-properties fo:language="en" fo:country="GB"/>
    </style:style>
    <style:style style:name="P29" style:parent-style-name="Normal" style:family="paragraph">
      <style:paragraph-properties fo:margin-bottom="0.1388in"/>
      <style:text-properties fo:language="en" fo:country="GB"/>
    </style:style>
    <style:style style:name="P30" style:parent-style-name="Normal" style:family="paragraph">
      <style:paragraph-properties fo:margin-bottom="0.1388in"/>
      <style:text-properties fo:language="en" fo:country="GB"/>
    </style:style>
    <style:style style:name="P31" style:parent-style-name="Normal" style:family="paragraph">
      <style:paragraph-properties fo:margin-bottom="0.1388in"/>
      <style:text-properties fo:language="en" fo:country="GB"/>
    </style:style>
    <style:style style:name="P32" style:parent-style-name="Normal" style:family="paragraph">
      <style:paragraph-properties fo:margin-bottom="0.1388in"/>
      <style:text-properties fo:language="en" fo:country="GB"/>
    </style:style>
    <style:style style:name="P33" style:parent-style-name="Normal" style:family="paragraph">
      <style:paragraph-properties fo:margin-bottom="0.1388in"/>
      <style:text-properties fo:language="en" fo:country="GB"/>
    </style:style>
    <style:style style:name="P34" style:parent-style-name="Normal" style:family="paragraph">
      <style:paragraph-properties fo:margin-bottom="0.1388in"/>
      <style:text-properties fo:language="en" fo:country="GB"/>
    </style:style>
    <style:style style:name="P35" style:parent-style-name="Normal" style:family="paragraph">
      <style:paragraph-properties fo:margin-bottom="0.1388in"/>
      <style:text-properties fo:language="en" fo:country="GB"/>
    </style:style>
    <style:style style:name="P36" style:parent-style-name="Normal" style:family="paragraph">
      <style:paragraph-properties fo:margin-bottom="0.1388in"/>
      <style:text-properties fo:language="en" fo:country="GB"/>
    </style:style>
    <style:style style:name="P37" style:parent-style-name="Normal" style:family="paragraph">
      <style:paragraph-properties fo:margin-bottom="0.1388in"/>
      <style:text-properties fo:language="en" fo:country="GB"/>
    </style:style>
    <style:style style:name="P38" style:parent-style-name="Normal" style:family="paragraph">
      <style:paragraph-properties fo:margin-bottom="0.1388in"/>
      <style:text-properties fo:language="en" fo:country="GB"/>
    </style:style>
    <style:style style:name="P39" style:parent-style-name="Normal" style:family="paragraph">
      <style:paragraph-properties fo:margin-bottom="0.1388in"/>
      <style:text-properties fo:language="en" fo:country="GB"/>
    </style:style>
    <style:style style:name="P40" style:parent-style-name="Normal" style:family="paragraph">
      <style:paragraph-properties fo:margin-bottom="0.1388in"/>
      <style:text-properties fo:language="en" fo:country="GB"/>
    </style:style>
    <style:style style:name="P41" style:parent-style-name="Normal" style:family="paragraph">
      <style:paragraph-properties fo:margin-bottom="0.1388in"/>
      <style:text-properties fo:language="en" fo:country="GB"/>
    </style:style>
    <style:style style:name="P42" style:parent-style-name="Normal" style:family="paragraph">
      <style:paragraph-properties fo:margin-bottom="0.1388in"/>
      <style:text-properties fo:language="en" fo:country="GB"/>
    </style:style>
    <style:style style:name="P43" style:parent-style-name="Normal" style:family="paragraph">
      <style:paragraph-properties fo:margin-bottom="0.1388in"/>
      <style:text-properties fo:language="en" fo:country="GB"/>
    </style:style>
    <style:style style:name="P44" style:parent-style-name="Normal" style:family="paragraph">
      <style:paragraph-properties fo:margin-bottom="0.1388in"/>
      <style:text-properties fo:language="en" fo:country="GB"/>
    </style:style>
    <style:style style:name="P45" style:parent-style-name="Normal" style:family="paragraph">
      <style:paragraph-properties fo:margin-bottom="0.1388in"/>
      <style:text-properties fo:language="en" fo:country="GB"/>
    </style:style>
    <style:style style:name="P46" style:parent-style-name="Normal" style:family="paragraph">
      <style:paragraph-properties fo:margin-bottom="0.1388in"/>
      <style:text-properties fo:language="en" fo:country="GB"/>
    </style:style>
    <style:style style:name="P47" style:parent-style-name="Normal" style:family="paragraph">
      <style:paragraph-properties fo:margin-bottom="0.1388in"/>
      <style:text-properties fo:language="en" fo:country="GB"/>
    </style:style>
    <style:style style:name="P48" style:parent-style-name="Normal" style:family="paragraph">
      <style:paragraph-properties fo:margin-bottom="0.1388in"/>
      <style:text-properties fo:language="en" fo:country="GB"/>
    </style:style>
    <style:style style:name="P49" style:parent-style-name="Normal" style:family="paragraph">
      <style:paragraph-properties fo:margin-bottom="0.1388in"/>
      <style:text-properties fo:language="en" fo:country="GB"/>
    </style:style>
    <style:style style:name="P50" style:parent-style-name="Normal" style:family="paragraph">
      <style:paragraph-properties fo:margin-bottom="0.1388in"/>
      <style:text-properties fo:language="en" fo:country="GB"/>
    </style:style>
    <style:style style:name="P51" style:parent-style-name="Normal" style:family="paragraph">
      <style:paragraph-properties fo:margin-bottom="0.1388in"/>
      <style:text-properties fo:language="en" fo:country="GB"/>
    </style:style>
    <style:style style:name="P52" style:parent-style-name="Normal" style:family="paragraph">
      <style:paragraph-properties fo:margin-bottom="0.1388in"/>
      <style:text-properties fo:language="en" fo:country="GB"/>
    </style:style>
    <style:style style:name="P53" style:parent-style-name="Normal" style:family="paragraph">
      <style:paragraph-properties fo:margin-bottom="0.1388in"/>
      <style:text-properties fo:language="en" fo:country="GB"/>
    </style:style>
    <style:style style:name="P54" style:parent-style-name="Normal" style:family="paragraph">
      <style:paragraph-properties fo:margin-bottom="0.1388in"/>
      <style:text-properties fo:language="en" fo:country="GB"/>
    </style:style>
    <style:style style:name="P55" style:parent-style-name="Normal" style:family="paragraph">
      <style:paragraph-properties fo:margin-bottom="0.1388in"/>
      <style:text-properties fo:language="en" fo:country="GB"/>
    </style:style>
    <style:style style:name="P56" style:parent-style-name="Normal" style:family="paragraph">
      <style:paragraph-properties fo:margin-bottom="0.1388in"/>
      <style:text-properties fo:language="en" fo:country="GB"/>
    </style:style>
    <style:style style:name="P57" style:parent-style-name="Normal" style:family="paragraph">
      <style:paragraph-properties fo:margin-bottom="0.1388in"/>
      <style:text-properties fo:language="en" fo:country="GB"/>
    </style:style>
    <style:style style:name="P58" style:parent-style-name="Normal" style:family="paragraph">
      <style:paragraph-properties fo:margin-bottom="0.1388in"/>
      <style:text-properties fo:language="en" fo:country="GB"/>
    </style:style>
    <style:style style:name="P59" style:parent-style-name="Normal" style:family="paragraph">
      <style:paragraph-properties fo:margin-bottom="0.1388in"/>
      <style:text-properties fo:language="en" fo:country="GB"/>
    </style:style>
    <style:style style:name="P60" style:parent-style-name="Normal" style:family="paragraph">
      <style:paragraph-properties fo:margin-bottom="0.1388in"/>
      <style:text-properties fo:language="en" fo:country="GB"/>
    </style:style>
    <style:style style:name="P61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62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63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64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65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66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67" style:parent-style-name="Normal" style:family="paragraph">
      <style:paragraph-properties fo:margin-bottom="0.1388in"/>
    </style:style>
    <style:style style:name="T68" style:parent-style-name="Policepardéfaut" style:family="text">
      <style:text-properties fo:font-size="11pt" style:font-size-asian="11pt" fo:language="en" fo:country="GB"/>
    </style:style>
    <style:style style:name="T69" style:parent-style-name="Policepardéfaut" style:family="text">
      <style:text-properties fo:font-size="11pt" style:font-size-asian="11pt"/>
    </style:style>
    <style:style style:name="P70" style:parent-style-name="Normal" style:family="paragraph">
      <style:paragraph-properties fo:margin-bottom="0.1388in"/>
      <style:text-properties fo:font-size="11pt" style:font-size-asian="11pt"/>
    </style:style>
    <style:style style:name="P71" style:parent-style-name="Normal" style:family="paragraph">
      <style:paragraph-properties fo:margin-bottom="0.1388in"/>
      <style:text-properties fo:font-size="11pt" style:font-size-asian="11pt"/>
    </style:style>
    <style:style style:name="P72" style:parent-style-name="Normal" style:family="paragraph">
      <style:paragraph-properties fo:margin-bottom="0.1388in"/>
      <style:text-properties fo:font-size="11pt" style:font-size-asian="11pt"/>
    </style:style>
    <style:style style:name="P73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74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75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76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77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78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79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0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1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2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3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4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5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6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7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8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89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0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1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2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3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4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5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6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7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8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99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0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1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2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3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4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5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6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7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8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09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10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11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12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13" style:parent-style-name="Normal" style:family="paragraph">
      <style:paragraph-properties fo:margin-bottom="0.1388in"/>
      <style:text-properties fo:font-size="11pt" style:font-size-asian="11pt"/>
    </style:style>
    <style:style style:name="P114" style:parent-style-name="Normal" style:family="paragraph">
      <style:paragraph-properties fo:margin-bottom="0.1388in"/>
      <style:text-properties fo:font-size="11pt" style:font-size-asian="11pt"/>
    </style:style>
    <style:style style:name="P115" style:parent-style-name="Normal" style:family="paragraph">
      <style:paragraph-properties fo:margin-bottom="0.1388in"/>
      <style:text-properties fo:font-size="11pt" style:font-size-asian="11pt"/>
    </style:style>
    <style:style style:name="P116" style:parent-style-name="Normal" style:family="paragraph">
      <style:paragraph-properties fo:margin-bottom="0.1388in"/>
    </style:style>
    <style:style style:name="T117" style:parent-style-name="Policepardéfaut" style:family="text">
      <style:text-properties fo:font-size="11pt" style:font-size-asian="11pt"/>
    </style:style>
    <style:style style:name="T118" style:parent-style-name="Policepardéfaut" style:family="text">
      <style:text-properties fo:font-size="11pt" style:font-size-asian="11pt" fo:language="en" fo:country="GB"/>
    </style:style>
    <style:style style:name="P119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0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1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2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3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4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5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6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7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8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29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30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31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32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33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34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35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36" style:parent-style-name="Normal" style:family="paragraph">
      <style:paragraph-properties fo:margin-bottom="0.1388in"/>
    </style:style>
    <style:style style:name="T137" style:parent-style-name="Policepardéfaut" style:family="text">
      <style:text-properties fo:font-size="11pt" style:font-size-asian="11pt" fo:language="en" fo:country="GB"/>
    </style:style>
    <style:style style:name="T138" style:parent-style-name="Policepardéfaut" style:family="text">
      <style:text-properties fo:font-size="11pt" style:font-size-asian="11pt" fo:language="en" fo:country="GB"/>
    </style:style>
    <style:style style:name="P139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40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41" style:parent-style-name="Normal" style:family="paragraph">
      <style:paragraph-properties fo:margin-bottom="0.1388in"/>
      <style:text-properties fo:font-size="11pt" style:font-size-asian="11pt"/>
    </style:style>
    <style:style style:name="P142" style:parent-style-name="Normal" style:family="paragraph">
      <style:paragraph-properties fo:margin-bottom="0.1388in"/>
      <style:text-properties fo:font-size="11pt" style:font-size-asian="11pt"/>
    </style:style>
    <style:style style:name="P143" style:parent-style-name="Normal" style:family="paragraph">
      <style:paragraph-properties fo:margin-bottom="0.1388in"/>
      <style:text-properties fo:font-size="11pt" style:font-size-asian="11pt"/>
    </style:style>
    <style:style style:name="P144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45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46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47" style:parent-style-name="Normal" style:family="paragraph">
      <style:paragraph-properties fo:margin-bottom="0.1388in"/>
      <style:text-properties fo:font-size="11pt" style:font-size-asian="11pt" fo:language="en" fo:country="GB"/>
    </style:style>
    <style:style style:name="P148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49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50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51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52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53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54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55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56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57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58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59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60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61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62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63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64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65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66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67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68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69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70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71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72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73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74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75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76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77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78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79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80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81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82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83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84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85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86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87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88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89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90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91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92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93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94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95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96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97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98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199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0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/>
    </style:style>
    <style:style style:name="T201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/>
    </style:style>
    <style:style style:name="T20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03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04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05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06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07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08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09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10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11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1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13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14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15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16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17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218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19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20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21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22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223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224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fo:language="en" fo:country="GB" style:language-asian="fr" style:country-asian="FR"/>
    </style:style>
    <style:style style:name="T225" style:parent-style-name="Policepardéfaut" style:family="text">
      <style:text-properties style:font-name="Courier New" style:font-name-asian="Times New Roman" style:font-name-complex="Courier New" fo:font-weight="normal" style:font-weight-asian="normal" fo:color="#56A8F5" fo:font-size="10pt" style:font-size-asian="10pt" style:font-size-complex="10pt" fo:language="en" fo:country="GB" style:language-asian="fr" style:country-asian="FR"/>
    </style:style>
    <style:style style:name="T226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27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28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229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230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31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3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33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234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235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fo:language="en" fo:country="GB" style:language-asian="fr" style:country-asian="FR"/>
    </style:style>
    <style:style style:name="T236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37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238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39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40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241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242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243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/>
    </style:style>
    <style:style style:name="T244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/>
    </style:style>
    <style:style style:name="T245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style:language-asian="fr" style:country-asian="FR"/>
    </style:style>
    <style:style style:name="T246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47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style:language-asian="fr" style:country-asian="FR"/>
    </style:style>
    <style:style style:name="T248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49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50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style:language-asian="fr" style:country-asian="FR"/>
    </style:style>
    <style:style style:name="T251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5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53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54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style:language-asian="fr" style:country-asian="FR"/>
    </style:style>
    <style:style style:name="T255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style:language-asian="fr" style:country-asian="FR"/>
    </style:style>
    <style:style style:name="T256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style:language-asian="fr" style:country-asian="FR"/>
    </style:style>
    <style:style style:name="T257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58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59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60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/>
    </style:style>
    <style:style style:name="T261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style:language-asian="fr" style:country-asian="FR"/>
    </style:style>
    <style:style style:name="T26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63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64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65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266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67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68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269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270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271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7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73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74" style:parent-style-name="Policepardéfaut" style:family="text">
      <style:text-properties style:font-name="Courier New" style:font-name-asian="Times New Roman" style:font-name-complex="Courier New" fo:font-weight="normal" style:font-weight-asian="normal" fo:color="#8888C6" fo:font-size="10pt" style:font-size-asian="10pt" style:font-size-complex="10pt" fo:language="en" fo:country="GB" style:language-asian="fr" style:country-asian="FR"/>
    </style:style>
    <style:style style:name="T275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276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277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P278" style:parent-style-name="PréformatéHTML" style:family="paragraph">
      <style:paragraph-properties fo:background-color="#1E1F22"/>
    </style:style>
    <style:style style:name="T279" style:parent-style-name="Policepardéfaut" style:family="text">
      <style:text-properties fo:color="#7A7E85"/>
    </style:style>
    <style:style style:name="T280" style:parent-style-name="Policepardéfaut" style:family="text">
      <style:text-properties fo:color="#7A7E85"/>
    </style:style>
    <style:style style:name="T281" style:parent-style-name="Policepardéfaut" style:family="text">
      <style:text-properties fo:color="#BCBEC4"/>
    </style:style>
    <style:style style:name="T282" style:parent-style-name="Policepardéfaut" style:family="text">
      <style:text-properties fo:color="#BCBEC4"/>
    </style:style>
    <style:style style:name="T283" style:parent-style-name="Policepardéfaut" style:family="text">
      <style:text-properties fo:color="#6AAB73"/>
    </style:style>
    <style:style style:name="T284" style:parent-style-name="Policepardéfaut" style:family="text">
      <style:text-properties fo:color="#BCBEC4"/>
    </style:style>
    <style:style style:name="T285" style:parent-style-name="Policepardéfaut" style:family="text">
      <style:text-properties fo:color="#6AAB73"/>
    </style:style>
    <style:style style:name="T286" style:parent-style-name="Policepardéfaut" style:family="text">
      <style:text-properties fo:color="#BCBEC4"/>
    </style:style>
    <style:style style:name="T287" style:parent-style-name="Policepardéfaut" style:family="text">
      <style:text-properties fo:color="#BCBEC4"/>
    </style:style>
    <style:style style:name="T288" style:parent-style-name="Policepardéfaut" style:family="text">
      <style:text-properties fo:color="#6AAB73"/>
    </style:style>
    <style:style style:name="T289" style:parent-style-name="Policepardéfaut" style:family="text">
      <style:text-properties fo:color="#BCBEC4"/>
    </style:style>
    <style:style style:name="T290" style:parent-style-name="Policepardéfaut" style:family="text">
      <style:text-properties fo:color="#6AAB73"/>
    </style:style>
    <style:style style:name="T291" style:parent-style-name="Policepardéfaut" style:family="text">
      <style:text-properties fo:color="#BCBEC4"/>
    </style:style>
    <style:style style:name="T292" style:parent-style-name="Policepardéfaut" style:family="text">
      <style:text-properties fo:color="#BCBEC4"/>
    </style:style>
    <style:style style:name="T293" style:parent-style-name="Policepardéfaut" style:family="text">
      <style:text-properties fo:color="#6AAB73"/>
    </style:style>
    <style:style style:name="T294" style:parent-style-name="Policepardéfaut" style:family="text">
      <style:text-properties fo:color="#BCBEC4"/>
    </style:style>
    <style:style style:name="T295" style:parent-style-name="Policepardéfaut" style:family="text">
      <style:text-properties fo:color="#6AAB73"/>
    </style:style>
    <style:style style:name="T296" style:parent-style-name="Policepardéfaut" style:family="text">
      <style:text-properties fo:color="#6AAB73" fo:language="en" fo:country="GB"/>
    </style:style>
    <style:style style:name="T297" style:parent-style-name="Policepardéfaut" style:family="text">
      <style:text-properties fo:color="#BCBEC4" fo:language="en" fo:country="GB"/>
    </style:style>
    <style:style style:name="T298" style:parent-style-name="Policepardéfaut" style:family="text">
      <style:text-properties fo:color="#BCBEC4" fo:language="en" fo:country="GB"/>
    </style:style>
    <style:style style:name="T299" style:parent-style-name="Policepardéfaut" style:family="text">
      <style:text-properties fo:color="#BCBEC4" fo:language="en" fo:country="GB"/>
    </style:style>
    <style:style style:name="T300" style:parent-style-name="Policepardéfaut" style:family="text">
      <style:text-properties fo:color="#BCBEC4" fo:language="en" fo:country="GB"/>
    </style:style>
    <style:style style:name="T301" style:parent-style-name="Policepardéfaut" style:family="text">
      <style:text-properties fo:color="#7A7E85" fo:language="en" fo:country="GB"/>
    </style:style>
    <style:style style:name="T302" style:parent-style-name="Policepardéfaut" style:family="text">
      <style:text-properties fo:color="#7A7E85" fo:language="en" fo:country="GB"/>
    </style:style>
    <style:style style:name="T303" style:parent-style-name="Policepardéfaut" style:family="text">
      <style:text-properties fo:color="#CF8E6D" fo:language="en" fo:country="GB"/>
    </style:style>
    <style:style style:name="T304" style:parent-style-name="Policepardéfaut" style:family="text">
      <style:text-properties fo:color="#56A8F5" fo:language="en" fo:country="GB"/>
    </style:style>
    <style:style style:name="T305" style:parent-style-name="Policepardéfaut" style:family="text">
      <style:text-properties fo:color="#BCBEC4" fo:language="en" fo:country="GB"/>
    </style:style>
    <style:style style:name="T306" style:parent-style-name="Policepardéfaut" style:family="text">
      <style:text-properties fo:color="#BCBEC4" fo:language="en" fo:country="GB"/>
    </style:style>
    <style:style style:name="T307" style:parent-style-name="Policepardéfaut" style:family="text">
      <style:text-properties fo:color="#7A7E85" fo:language="en" fo:country="GB"/>
    </style:style>
    <style:style style:name="T308" style:parent-style-name="Policepardéfaut" style:family="text">
      <style:text-properties fo:color="#7A7E85" fo:language="en" fo:country="GB"/>
    </style:style>
    <style:style style:name="T309" style:parent-style-name="Policepardéfaut" style:family="text">
      <style:text-properties fo:color="#BCBEC4" fo:language="en" fo:country="GB"/>
    </style:style>
    <style:style style:name="T310" style:parent-style-name="Policepardéfaut" style:family="text">
      <style:text-properties fo:color="#BCBEC4" fo:language="en" fo:country="GB"/>
    </style:style>
    <style:style style:name="T311" style:parent-style-name="Policepardéfaut" style:family="text">
      <style:text-properties fo:color="#BCBEC4" fo:language="en" fo:country="GB"/>
    </style:style>
    <style:style style:name="T312" style:parent-style-name="Policepardéfaut" style:family="text">
      <style:text-properties fo:color="#7A7E85" fo:language="en" fo:country="GB"/>
    </style:style>
    <style:style style:name="T313" style:parent-style-name="Policepardéfaut" style:family="text">
      <style:text-properties fo:color="#7A7E85" fo:language="en" fo:country="GB"/>
    </style:style>
    <style:style style:name="T314" style:parent-style-name="Policepardéfaut" style:family="text">
      <style:text-properties fo:color="#CF8E6D" fo:language="en" fo:country="GB"/>
    </style:style>
    <style:style style:name="T315" style:parent-style-name="Policepardéfaut" style:family="text">
      <style:text-properties fo:color="#BCBEC4" fo:language="en" fo:country="GB"/>
    </style:style>
    <style:style style:name="T316" style:parent-style-name="Policepardéfaut" style:family="text">
      <style:text-properties fo:color="#6AAB73" fo:language="en" fo:country="GB"/>
    </style:style>
    <style:style style:name="T317" style:parent-style-name="Policepardéfaut" style:family="text">
      <style:text-properties fo:color="#BCBEC4" fo:language="en" fo:country="GB"/>
    </style:style>
    <style:style style:name="T318" style:parent-style-name="Policepardéfaut" style:family="text">
      <style:text-properties fo:color="#BCBEC4" fo:language="en" fo:country="GB"/>
    </style:style>
    <style:style style:name="T319" style:parent-style-name="Policepardéfaut" style:family="text">
      <style:text-properties fo:color="#6AAB73" fo:language="en" fo:country="GB"/>
    </style:style>
    <style:style style:name="T320" style:parent-style-name="Policepardéfaut" style:family="text">
      <style:text-properties fo:color="#6AAB73" fo:language="en" fo:country="GB"/>
    </style:style>
    <style:style style:name="T321" style:parent-style-name="Policepardéfaut" style:family="text">
      <style:text-properties fo:color="#6AAB73" fo:language="en" fo:country="GB"/>
    </style:style>
    <style:style style:name="T322" style:parent-style-name="Policepardéfaut" style:family="text">
      <style:text-properties fo:color="#7A7E85"/>
    </style:style>
    <style:style style:name="T323" style:parent-style-name="Policepardéfaut" style:family="text">
      <style:text-properties fo:color="#7A7E85"/>
    </style:style>
    <style:style style:name="T324" style:parent-style-name="Policepardéfaut" style:family="text">
      <style:text-properties fo:color="#CF8E6D"/>
    </style:style>
    <style:style style:name="T325" style:parent-style-name="Policepardéfaut" style:family="text">
      <style:text-properties fo:color="#BCBEC4"/>
    </style:style>
    <style:style style:name="T326" style:parent-style-name="Policepardéfaut" style:family="text">
      <style:text-properties fo:color="#CF8E6D"/>
    </style:style>
    <style:style style:name="T327" style:parent-style-name="Policepardéfaut" style:family="text">
      <style:text-properties fo:color="#BCBEC4"/>
    </style:style>
    <style:style style:name="T328" style:parent-style-name="Policepardéfaut" style:family="text">
      <style:text-properties fo:color="#BCBEC4"/>
    </style:style>
    <style:style style:name="T329" style:parent-style-name="Policepardéfaut" style:family="text">
      <style:text-properties fo:color="#CF8E6D"/>
    </style:style>
    <style:style style:name="T330" style:parent-style-name="Policepardéfaut" style:family="text">
      <style:text-properties fo:color="#BCBEC4"/>
    </style:style>
    <style:style style:name="T331" style:parent-style-name="Policepardéfaut" style:family="text">
      <style:text-properties fo:color="#BCBEC4"/>
    </style:style>
    <style:style style:name="T332" style:parent-style-name="Policepardéfaut" style:family="text">
      <style:text-properties fo:color="#BCBEC4"/>
    </style:style>
    <style:style style:name="T333" style:parent-style-name="Policepardéfaut" style:family="text">
      <style:text-properties fo:color="#CF8E6D"/>
    </style:style>
    <style:style style:name="T334" style:parent-style-name="Policepardéfaut" style:family="text">
      <style:text-properties fo:color="#CF8E6D"/>
    </style:style>
    <style:style style:name="T335" style:parent-style-name="Policepardéfaut" style:family="text">
      <style:text-properties fo:color="#CF8E6D"/>
    </style:style>
    <style:style style:name="T336" style:parent-style-name="Policepardéfaut" style:family="text">
      <style:text-properties fo:color="#BCBEC4"/>
    </style:style>
    <style:style style:name="T337" style:parent-style-name="Policepardéfaut" style:family="text">
      <style:text-properties fo:color="#BCBEC4"/>
    </style:style>
    <style:style style:name="T338" style:parent-style-name="Policepardéfaut" style:family="text">
      <style:text-properties fo:color="#BCBEC4"/>
    </style:style>
    <style:style style:name="T339" style:parent-style-name="Policepardéfaut" style:family="text">
      <style:text-properties fo:color="#7A7E85"/>
    </style:style>
    <style:style style:name="T340" style:parent-style-name="Policepardéfaut" style:family="text">
      <style:text-properties fo:color="#7A7E85"/>
    </style:style>
    <style:style style:name="T341" style:parent-style-name="Policepardéfaut" style:family="text">
      <style:text-properties fo:color="#BCBEC4"/>
    </style:style>
    <style:style style:name="T342" style:parent-style-name="Policepardéfaut" style:family="text">
      <style:text-properties fo:color="#6AAB73"/>
    </style:style>
    <style:style style:name="T343" style:parent-style-name="Policepardéfaut" style:family="text">
      <style:text-properties fo:color="#6AAB73"/>
    </style:style>
    <style:style style:name="T344" style:parent-style-name="Policepardéfaut" style:family="text">
      <style:text-properties fo:color="#BCBEC4"/>
    </style:style>
    <style:style style:name="T345" style:parent-style-name="Policepardéfaut" style:family="text">
      <style:text-properties fo:color="#6AAB73"/>
    </style:style>
    <style:style style:name="T346" style:parent-style-name="Policepardéfaut" style:family="text">
      <style:text-properties fo:color="#6AAB73"/>
    </style:style>
    <style:style style:name="T347" style:parent-style-name="Policepardéfaut" style:family="text">
      <style:text-properties fo:color="#6AAB73"/>
    </style:style>
    <style:style style:name="T348" style:parent-style-name="Policepardéfaut" style:family="text">
      <style:text-properties fo:color="#7A7E85" fo:language="en" fo:country="GB"/>
    </style:style>
    <style:style style:name="T349" style:parent-style-name="Policepardéfaut" style:family="text">
      <style:text-properties fo:color="#7A7E85" fo:language="en" fo:country="GB"/>
    </style:style>
    <style:style style:name="T350" style:parent-style-name="Policepardéfaut" style:family="text">
      <style:text-properties fo:color="#BCBEC4" fo:language="en" fo:country="GB"/>
    </style:style>
    <style:style style:name="T351" style:parent-style-name="Policepardéfaut" style:family="text">
      <style:text-properties fo:color="#BCBEC4" fo:language="en" fo:country="GB"/>
    </style:style>
    <style:style style:name="T352" style:parent-style-name="Policepardéfaut" style:family="text">
      <style:text-properties fo:color="#BCBEC4" fo:language="en" fo:country="GB"/>
    </style:style>
    <style:style style:name="T353" style:parent-style-name="Policepardéfaut" style:family="text">
      <style:text-properties fo:color="#8888C6" fo:language="en" fo:country="GB"/>
    </style:style>
    <style:style style:name="T354" style:parent-style-name="Policepardéfaut" style:family="text">
      <style:text-properties fo:color="#BCBEC4" fo:language="en" fo:country="GB"/>
    </style:style>
    <style:style style:name="T355" style:parent-style-name="Policepardéfaut" style:family="text">
      <style:text-properties fo:color="#6AAB73" fo:language="en" fo:country="GB"/>
    </style:style>
    <style:style style:name="T356" style:parent-style-name="Policepardéfaut" style:family="text">
      <style:text-properties fo:color="#BCBEC4" fo:language="en" fo:country="GB"/>
    </style:style>
    <style:style style:name="P357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358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359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360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361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362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 fo:hyphenate="true"/>
    </style:style>
    <style:style style:name="P363" style:parent-style-name="Normal" style:family="paragraph">
      <style:paragraph-properties fo:line-height="100%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64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365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366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fo:language="en" fo:country="GB" style:language-asian="fr" style:country-asian="FR"/>
    </style:style>
    <style:style style:name="T367" style:parent-style-name="Policepardéfaut" style:family="text">
      <style:text-properties style:font-name="Courier New" style:font-name-asian="Times New Roman" style:font-name-complex="Courier New" fo:font-weight="normal" style:font-weight-asian="normal" fo:color="#56A8F5" fo:font-size="10pt" style:font-size-asian="10pt" style:font-size-complex="10pt" fo:language="en" fo:country="GB" style:language-asian="fr" style:country-asian="FR"/>
    </style:style>
    <style:style style:name="T368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369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370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371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372" style:parent-style-name="Policepardéfaut" style:family="text">
      <style:text-properties style:font-name="Courier New" style:font-name-asian="Times New Roman" style:font-name-complex="Courier New" fo:font-weight="normal" style:font-weight-asian="normal" fo:color="#8888C6" fo:font-size="10pt" style:font-size-asian="10pt" style:font-size-complex="10pt" fo:language="en" fo:country="GB" style:language-asian="fr" style:country-asian="FR"/>
    </style:style>
    <style:style style:name="T373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374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375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376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377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378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379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380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381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fo:language="en" fo:country="GB" style:language-asian="fr" style:country-asian="FR"/>
    </style:style>
    <style:style style:name="T382" style:parent-style-name="Policepardéfaut" style:family="text">
      <style:text-properties style:font-name="Courier New" style:font-name-asian="Times New Roman" style:font-name-complex="Courier New" fo:font-weight="normal" style:font-weight-asian="normal" fo:color="#56A8F5" fo:font-size="10pt" style:font-size-asian="10pt" style:font-size-complex="10pt" fo:language="en" fo:country="GB" style:language-asian="fr" style:country-asian="FR"/>
    </style:style>
    <style:style style:name="T383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384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385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386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387" style:parent-style-name="Policepardéfaut" style:family="text">
      <style:text-properties style:font-name="Courier New" style:font-name-asian="Times New Roman" style:font-name-complex="Courier New" fo:font-weight="normal" style:font-weight-asian="normal" fo:color="#8888C6" fo:font-size="10pt" style:font-size-asian="10pt" style:font-size-complex="10pt" fo:language="en" fo:country="GB" style:language-asian="fr" style:country-asian="FR"/>
    </style:style>
    <style:style style:name="T388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389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390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391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392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393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394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395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396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fo:language="en" fo:country="GB" style:language-asian="fr" style:country-asian="FR"/>
    </style:style>
    <style:style style:name="T397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398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399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400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401" style:parent-style-name="Policepardéfaut" style:family="text">
      <style:text-properties style:font-name="Courier New" style:font-name-asian="Times New Roman" style:font-name-complex="Courier New" fo:font-weight="normal" style:font-weight-asian="normal" fo:color="#8888C6" fo:font-size="10pt" style:font-size-asian="10pt" style:font-size-complex="10pt" fo:language="en" fo:country="GB" style:language-asian="fr" style:country-asian="FR"/>
    </style:style>
    <style:style style:name="T40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03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404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fo:language="en" fo:country="GB" style:language-asian="fr" style:country-asian="FR"/>
    </style:style>
    <style:style style:name="T405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406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07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08" style:parent-style-name="Policepardéfaut" style:family="text">
      <style:text-properties style:font-name="Courier New" style:font-name-asian="Times New Roman" style:font-name-complex="Courier New" fo:font-weight="normal" style:font-weight-asian="normal" fo:color="#8888C6" fo:font-size="10pt" style:font-size-asian="10pt" style:font-size-complex="10pt" fo:language="en" fo:country="GB" style:language-asian="fr" style:country-asian="FR"/>
    </style:style>
    <style:style style:name="T409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10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411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1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13" style:parent-style-name="Policepardéfaut" style:family="text">
      <style:text-properties style:font-name="Courier New" style:font-name-asian="Times New Roman" style:font-name-complex="Courier New" fo:font-weight="normal" style:font-weight-asian="normal" fo:color="#8888C6" fo:font-size="10pt" style:font-size-asian="10pt" style:font-size-complex="10pt" fo:language="en" fo:country="GB" style:language-asian="fr" style:country-asian="FR"/>
    </style:style>
    <style:style style:name="T414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15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416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17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18" style:parent-style-name="Policepardéfaut" style:family="text">
      <style:text-properties style:font-name="Courier New" style:font-name-asian="Times New Roman" style:font-name-complex="Courier New" fo:font-weight="normal" style:font-weight-asian="normal" fo:color="#8888C6" fo:font-size="10pt" style:font-size-asian="10pt" style:font-size-complex="10pt" fo:language="en" fo:country="GB" style:language-asian="fr" style:country-asian="FR"/>
    </style:style>
    <style:style style:name="T419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20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421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2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23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24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425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426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27" style:parent-style-name="Policepardéfaut" style:family="text">
      <style:text-properties style:font-name="Courier New" style:font-name-asian="Times New Roman" style:font-name-complex="Courier New" fo:font-weight="normal" style:font-weight-asian="normal" fo:color="#8888C6" fo:font-size="10pt" style:font-size-asian="10pt" style:font-size-complex="10pt" fo:language="en" fo:country="GB" style:language-asian="fr" style:country-asian="FR"/>
    </style:style>
    <style:style style:name="T428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29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430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31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3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33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434" style:parent-style-name="Policepardéfaut" style:family="text">
      <style:text-properties style:font-name="Courier New" style:font-name-asian="Times New Roman" style:font-name-complex="Courier New" fo:font-weight="normal" style:font-weight-asian="normal" fo:color="#7A7E85" fo:font-size="10pt" style:font-size-asian="10pt" style:font-size-complex="10pt" fo:language="en" fo:country="GB" style:language-asian="fr" style:country-asian="FR"/>
    </style:style>
    <style:style style:name="T435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fo:language="en" fo:country="GB" style:language-asian="fr" style:country-asian="FR"/>
    </style:style>
    <style:style style:name="T436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37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438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39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40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41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fo:language="en" fo:country="GB" style:language-asian="fr" style:country-asian="FR"/>
    </style:style>
    <style:style style:name="T442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43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444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45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46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47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fo:language="en" fo:country="GB" style:language-asian="fr" style:country-asian="FR"/>
    </style:style>
    <style:style style:name="T448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49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450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51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52" style:parent-style-name="Policepardéfaut" style:family="text">
      <style:text-properties style:font-name="Courier New" style:font-name-asian="Times New Roman" style:font-name-complex="Courier New" fo:font-weight="normal" style:font-weight-asian="normal" fo:color="#8888C6" fo:font-size="10pt" style:font-size-asian="10pt" style:font-size-complex="10pt" fo:language="en" fo:country="GB" style:language-asian="fr" style:country-asian="FR"/>
    </style:style>
    <style:style style:name="T453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fo:language="en" fo:country="GB" style:language-asian="fr" style:country-asian="FR"/>
    </style:style>
    <style:style style:name="T454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fo:language="en" fo:country="GB" style:language-asian="fr" style:country-asian="FR"/>
    </style:style>
    <style:style style:name="T455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456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457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458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style:language-asian="fr" style:country-asian="FR"/>
    </style:style>
    <style:style style:name="T459" style:parent-style-name="Policepardéfaut" style:family="text">
      <style:text-properties style:font-name="Courier New" style:font-name-asian="Times New Roman" style:font-name-complex="Courier New" fo:font-weight="normal" style:font-weight-asian="normal" fo:color="#CF8E6D" fo:font-size="10pt" style:font-size-asian="10pt" style:font-size-complex="10pt" style:language-asian="fr" style:country-asian="FR"/>
    </style:style>
    <style:style style:name="T460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461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462" style:parent-style-name="Policepardéfaut" style:family="text">
      <style:text-properties style:font-name="Courier New" style:font-name-asian="Times New Roman" style:font-name-complex="Courier New" fo:font-weight="normal" style:font-weight-asian="normal" fo:color="#8888C6" fo:font-size="10pt" style:font-size-asian="10pt" style:font-size-complex="10pt" style:language-asian="fr" style:country-asian="FR"/>
    </style:style>
    <style:style style:name="T463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T464" style:parent-style-name="Policepardéfaut" style:family="text">
      <style:text-properties style:font-name="Courier New" style:font-name-asian="Times New Roman" style:font-name-complex="Courier New" fo:font-weight="normal" style:font-weight-asian="normal" fo:color="#6AAB73" fo:font-size="10pt" style:font-size-asian="10pt" style:font-size-complex="10pt" style:language-asian="fr" style:country-asian="FR"/>
    </style:style>
    <style:style style:name="T465" style:parent-style-name="Policepardéfaut" style:family="text">
      <style:text-properties style:font-name="Courier New" style:font-name-asian="Times New Roman" style:font-name-complex="Courier New" fo:font-weight="normal" style:font-weight-asian="normal" fo:color="#BCBEC4" fo:font-size="10pt" style:font-size-asian="10pt" style:font-size-complex="10pt" style:language-asian="fr" style:country-asian="FR"/>
    </style:style>
    <style:style style:name="P466" style:parent-style-name="Normal" style:family="paragraph">
      <style:paragraph-properties fo:break-before="page" fo:margin-bottom="0.1388in"/>
    </style:style>
    <style:style style:name="T467" style:parent-style-name="Policepardéfaut" style:family="text">
      <style:text-properties fo:language="en" fo:country="US" style:language-asian="zh" style:country-asian="CN"/>
    </style:style>
    <style:style style:name="P468" style:parent-style-name="Normal" style:family="paragraph">
      <style:paragraph-properties fo:margin-bottom="0.1388in"/>
      <style:text-properties fo:language="en" fo:country="G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background" draw:fill="solid" draw:fill-color="#34aba2" draw:opacity="100%" draw:stroke="none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import os</text:p>
      <text:p text:style-name="P8"/>
      <text:p text:style-name="P9">def tf_idf_matrix_fix_separated_by_document(directory):</text:p>
      <text:p text:style-name="P10"><text:s text:c="4"/>"""Returns a tf-idf matrix that depends on each independent document"""</text:p>
      <text:p text:style-name="P11"><text:s text:c="4"/>final = []</text:p>
      <text:p text:style-name="P12"/>
      <text:p text:style-name="P13"><text:s text:c="4"/>for speech in os.listdir(directory):</text:p>
      <text:p text:style-name="P14"><text:s text:c="8"/>path = os.path.join(directory, speech)</text:p>
      <text:p text:style-name="P15"><text:s text:c="8"/>with open(path, 'r', encoding='utf-8') as file:</text:p>
      <text:p text:style-name="P16"><text:s text:c="12"/>text = file.read().split()</text:p>
      <text:p text:style-name="P17"/>
      <text:p text:style-name="P18"><text:s text:c="8"/>tf = calculate_tf(text) <text:s/># Assuming calculate_tf takes a list of words</text:p>
      <text:p text:style-name="P19"><text:s text:c="8"/>idf = calculate_idf(text) <text:s/># Assuming calculate_idf takes a list of words</text:p>
      <text:p text:style-name="P20"><text:s text:c="8"/>doc_words = set()</text:p>
      <text:p text:style-name="P21"/>
      <text:p text:style-name="P22"><text:s text:c="8"/>for word in text:</text:p>
      <text:p text:style-name="P23"><text:s text:c="12"/>doc_words.add(word)</text:p>
      <text:p text:style-name="P24"/>
      <text:p text:style-name="P25"><text:s text:c="8"/>row = []</text:p>
      <text:p text:style-name="P26"><text:s text:c="8"/>for word in doc_words:</text:p>
      <text:p text:style-name="P27"><text:s text:c="12"/>row.append({word: '{:.5}'.format(tf[word]*idf[word])})</text:p>
      <text:p text:style-name="P28"/>
      <text:p text:style-name="P29"><text:s text:c="8"/>final.append(row)</text:p>
      <text:p text:style-name="P30"><text:s/>return final</text:p>
      <text:p text:style-name="P31"/>
      <text:p text:style-name="P32"/>
      <text:p text:style-name="P33">def occurrence(directory):</text:p>
      <text:p text:style-name="P34"><text:s text:c="4"/>"""Returns a matrix of words and the number of documents they appear in."""</text:p>
      <text:p text:style-name="P35"><text:s text:c="4"/>corpus_list = allcorpus_list(directory)</text:p>
      <text:p text:style-name="P36"><text:s text:c="4"/>final = []</text:p>
      <text:p text:style-name="P37"/>
      <text:p text:style-name="P38"><text:s text:c="4"/>for speech in corpus_list:</text:p>
      <text:p text:style-name="P39"><text:s text:c="8"/>words = speech.split()</text:p>
      <text:p text:style-name="P40"><text:s text:c="8"/>speech_voc = []</text:p>
      <text:p text:style-name="P41"><text:s text:c="8"/>c_voc = list(set(words)) <text:s/># List of vocabulary for each speech</text:p>
      <text:p text:style-name="P42"><text:s text:c="8"/>occu = []</text:p>
      <text:p text:style-name="P43"/>
      <text:p text:style-name="P44"><text:s text:c="8"/># Loop through every word in the speech</text:p>
      <text:p text:style-name="P45"><text:s text:c="8"/>for word in c_voc:</text:p>
      <text:p text:style-name="P46"><text:s text:c="12"/>occu.append([word, 0])</text:p>
      <text:p text:style-name="P47"/>
      <text:p text:style-name="P48"><text:s text:c="8"/># Next, we loop to see how many times the words in the set-list are present in their corresponding text</text:p>
      <text:p text:style-name="P49"><text:s text:c="8"/>for word in c_voc:</text:p>
      <text:p text:style-name="P50"><text:s text:c="12"/>if word in words:</text:p>
      <text:p text:style-name="P51"><text:s text:c="16"/>for i in range(len(occu)):</text:p>
      <text:p text:style-name="P52"><text:s text:c="20"/>if word == occu[i][0]:</text:p>
      <text:p text:style-name="P53"><text:s text:c="24"/>occu[i][1] += 1</text:p>
      <text:p text:style-name="P54"/>
      <text:p text:style-name="P55"><text:s text:c="8"/>final.append(occu)</text:p>
      <text:p text:style-name="P56"/>
      <text:p text:style-name="P57"><text:s text:c="4"/>return final</text:p>
      <text:p text:style-name="P58"/>
      <text:p text:style-name="P59">p = occurrence(speeches_directory)</text:p>
      <text:p text:style-name="P60">Fonction 6<text:s/></text:p>
      <text:p text:style-name="P61"># Function to generate a response</text:p>
      <text:p text:style-name="P62">def generate_response(question, most_relevant_document):</text:p>
      <text:p text:style-name="P63"><text:s text:c="4"/># Locate the first occurrence of the word with the highest TF-IDF score in the relevant document</text:p>
      <text:p text:style-name="P64"><text:s text:c="4"/># Return the sentence containing the identified word as the answer</text:p>
      <text:p text:style-name="P65"><text:s text:c="4"/></text:p>
      <text:p text:style-name="P66"><text:s text:c="4"/># Implement your logic here to locate the word and generate the response</text:p>
      <text:p text:style-name="P67"><text:span text:style-name="T68"><text:s text:c="4"/></text:span><text:span text:style-name="T69">pass</text:span></text:p>
      <text:p text:style-name="P70"/>
      <text:p text:style-name="P71"># Example usage</text:p>
      <text:p text:style-name="P72">question = "Peux-tu me dire comment une nation peut-elle prendre soin du climat?"</text:p>
      <text:p text:style-name="P73">corpus_tfidf_matrix = {} <text:s/># Replace with your TF-IDF matrix for the corpus</text:p>
      <text:p text:style-name="P74">corpus_words = [] <text:s/># Replace with the list of words in the corpus</text:p>
      <text:p text:style-name="P75">file_names = [] <text:s/># Replace with the list of file names in the corpus</text:p>
      <text:p text:style-name="P76"/>
      <text:p text:style-name="P77"># Step 1: Calculate TF-IDF vector for the question</text:p>
      <text:p text:style-name="P78">question_tfidf = calculate_question_tfidf(question, corpus_tfidf_matrix, corpus_words)</text:p>
      <text:p text:style-name="P79"/>
      <text:p text:style-name="P80"># Step 2: Find the most relevant document</text:p>
      <text:p text:style-name="P81">most_relevant_document = find_most_relevant_document(question_tfidf, corpus_tfidf_matrix, file_names)</text:p>
      <text:p text:style-name="P82"/>
      <text:soft-page-break/>
      <text:p text:style-name="P83"># Step 3: Generate the response</text:p>
      <text:p text:style-name="P84">response = generate_response(question, most_relevant_document)</text:p>
      <text:p text:style-name="P85"/>
      <text:p text:style-name="P86">print("Generated Response:", response)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soft-page-break/>
      <text:p text:style-name="P111">Fonction 7</text:p>
      <text:p text:style-name="P112"># Dictionary of possible text forms and associated model responses</text:p>
      <text:p text:style-name="P113">question_starters = {</text:p>
      <text:p text:style-name="P114"><text:s text:c="4"/>"Comment": "Après analyse, {}",</text:p>
      <text:p text:style-name="P115"><text:s text:c="4"/>"Pourquoi": "Car, {}",</text:p>
      <text:p text:style-name="P116"><text:span text:style-name="T117"><text:s text:c="4"/>"Peux-tu": "Oui, bien sûr!<text:s/></text:span><text:span text:style-name="T118">{}",</text:span></text:p>
      <text:p text:style-name="P119">}</text:p>
      <text:p text:style-name="P120"/>
      <text:p text:style-name="P121"># Function to refine the answer</text:p>
      <text:p text:style-name="P122">def refine_answer(response, question):</text:p>
      <text:p text:style-name="P123"><text:s text:c="4"/># Capitalize the first letter of the response</text:p>
      <text:p text:style-name="P124"><text:s text:c="4"/>refined_response = response.capitalize()</text:p>
      <text:p text:style-name="P125"/>
      <text:p text:style-name="P126"><text:s text:c="4"/># Add a period at the end if not present</text:p>
      <text:p text:style-name="P127"><text:s text:c="4"/>if not refined_response.endswith('.'):</text:p>
      <text:p text:style-name="P128"><text:s text:c="8"/>refined_response += '.'</text:p>
      <text:p text:style-name="P129"/>
      <text:p text:style-name="P130"><text:s text:c="4"/># Check for specific question starters and use corresponding model responses</text:p>
      <text:p text:style-name="P131"><text:s text:c="4"/>for starter, model_response in question_starters.items():</text:p>
      <text:p text:style-name="P132"><text:s text:c="8"/>if question.startswith(starter):</text:p>
      <text:p text:style-name="P133"><text:s text:c="12"/>refined_response = model_response.format(refined_response)</text:p>
      <text:p text:style-name="P134"><text:s text:c="12"/>break</text:p>
      <text:p text:style-name="P135"/>
      <text:p text:style-name="P136"><text:span text:style-name="T137"><text:s text:c="4"/></text:span><text:span text:style-name="T138">return refined_response</text:span></text:p>
      <text:p text:style-name="P139"/>
      <text:p text:style-name="P140"># Example usage</text:p>
      <text:p text:style-name="P141">question = "Peux-tu me dire comment une nation peut-elle prendre soin du climat?"</text:p>
      <text:soft-page-break/>
      <text:p text:style-name="P142">response = "et je songe bien sûr à françois hollande, faisant oeuvre de précurseur avec l'accord de paris sur le climat et protégeant les français dans un monde frappé par le terrorisme."</text:p>
      <text:p text:style-name="P143"/>
      <text:p text:style-name="P144"># Refine the answer</text:p>
      <text:p text:style-name="P145">refined_response = refine_answer(response, question)</text:p>
      <text:p text:style-name="P146"/>
      <text:p text:style-name="P147">print("Refined Response:", refined_response)</text:p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><text:span text:style-name="T200"># Dictionary of possible text forms and associated model responses</text:span><text:span text:style-name="T201"><text:line-break/></text:span><text:span text:style-name="T202">question_starters = {</text:span><text:span text:style-name="T203"><text:line-break/><text:s text:c="4"/></text:span><text:span text:style-name="T204">"Comment"</text:span><text:span text:style-name="T205">:<text:s/></text:span><text:span text:style-name="T206">"Après analyse, {}"</text:span><text:span text:style-name="T207">,</text:span><text:span text:style-name="T208"><text:line-break/><text:s text:c="4"/></text:span><text:span text:style-name="T209">"Pourquoi"</text:span><text:span text:style-name="T210">:<text:s/></text:span><text:span text:style-name="T211">"Car, {}"</text:span><text:span text:style-name="T212">,</text:span><text:span text:style-name="T213"><text:line-break/><text:s text:c="4"/></text:span><text:span text:style-name="T214">"Peux-tu"</text:span><text:span text:style-name="T215">:<text:s/></text:span><text:span text:style-name="T216">"Oui, bien sûr!<text:s/></text:span><text:span text:style-name="T217">{}"</text:span><text:span text:style-name="T218">,</text:span><text:span text:style-name="T219"><text:line-break/>}</text:span><text:span text:style-name="T220"><text:line-break/></text:span><text:span text:style-name="T221"><text:line-break/></text:span><text:span text:style-name="T222"># Function to refine the answer</text:span><text:span text:style-name="T223"><text:line-break/></text:span><text:span text:style-name="T224">def<text:s/></text:span><text:span text:style-name="T225">refine_answer</text:span><text:span text:style-name="T226">(response, question):</text:span><text:span text:style-name="T227"><text:line-break/><text:s text:c="4"/></text:span><text:span text:style-name="T228"># Capitalize the first letter of the response</text:span><text:span text:style-name="T229"><text:line-break/><text:s text:c="4"/></text:span><text:span text:style-name="T230">refined_response = response.capitalize()</text:span><text:span text:style-name="T231"><text:line-break/></text:span><text:span text:style-name="T232"><text:line-break/><text:s text:c="4"/></text:span><text:span text:style-name="T233"># Add a period at the end if not present</text:span><text:span text:style-name="T234"><text:line-break/><text:s text:c="4"/></text:span><text:span text:style-name="T235">if not<text:s/></text:span><text:span text:style-name="T236">refined_response.endswith(</text:span><text:span text:style-name="T237">'.'</text:span><text:span text:style-name="T238">):</text:span><text:span text:style-name="T239"><text:line-break/><text:s text:c="8"/>refined_response +=<text:s/></text:span><text:span text:style-name="T240">'.'</text:span><text:span text:style-name="T241"><text:line-break/></text:span><text:span text:style-name="T242"><text:line-break/><text:s text:c="4"/></text:span><text:span text:style-name="T243"># Check for specific question starters and use corresponding model responses</text:span><text:span text:style-name="T244"><text:line-break/><text:s text:c="4"/></text:span><text:span text:style-name="T245">for<text:s/></text:span><text:span text:style-name="T246">starter, model_response<text:s/></text:span><text:span text:style-name="T247">in<text:s/></text:span><text:span text:style-name="T248">question_starters.items():</text:span><text:span text:style-name="T249"><text:line-break/><text:s text:c="8"/></text:span><text:span text:style-name="T250">if<text:s/></text:span><text:span text:style-name="T251">question.startswith(starter):</text:span><text:span text:style-name="T252"><text:line-break/><text:s text:c="12"/>refined_response = model_response.format(refined_response)</text:span><text:span text:style-name="T253"><text:line-break/><text:s text:c="12"/></text:span><text:span text:style-name="T254">break</text:span><text:span text:style-name="T255"><text:line-break/></text:span><text:span text:style-name="T256"><text:line-break/><text:s text:c="4"/>return<text:s/></text:span><text:span text:style-name="T257">refined_response</text:span><text:span text:style-name="T258"><text:line-break/></text:span><text:span text:style-name="T259"><text:line-break/></text:span><text:span text:style-name="T260"># Example usage</text:span><text:span text:style-name="T261"><text:line-break/></text:span><text:span text:style-name="T262">question =<text:s/></text:span><text:span text:style-name="T263">"Peux-tu me dire comment une nation peut-elle prendre soin du climat?"</text:span><text:span text:style-name="T264"><text:line-break/></text:span><text:span text:style-name="T265">response =<text:s/></text:span><text:span text:style-name="T266">"et je songe bien sûr à françois hollande, faisant oeuvre de précurseur avec l'accord de paris sur le climat et protégeant les français dans un monde frappé par le terrorisme."</text:span><text:span text:style-name="T267"><text:line-break/></text:span><text:span text:style-name="T268"><text:line-break/></text:span><text:span text:style-name="T269"># Refine the answer</text:span><text:span text:style-name="T270"><text:line-break/></text:span><text:span text:style-name="T271">refined_response = refine_answer(response, question)</text:span><text:span text:style-name="T272"><text:line-break/></text:span><text:span text:style-name="T273"><text:line-break/></text:span><text:span text:style-name="T274">print</text:span><text:span text:style-name="T275">(</text:span><text:span text:style-name="T276">"Refined Response:"</text:span><text:span text:style-name="T277">, refined_response)</text:span></text:p>
      <text:p text:style-name="P278"><text:span text:style-name="T279"># Dictionary of possible text forms and associated model responses</text:span><text:span text:style-name="T280"><text:line-break/></text:span><text:span text:style-name="T281">question_starters = {</text:span><text:span text:style-name="T282"><text:line-break/><text:s text:c="4"/></text:span><text:span text:style-name="T283">"Comment"</text:span><text:span text:style-name="T284">:<text:s/></text:span><text:span text:style-name="T285">"Après analyse, {}"</text:span><text:span text:style-name="T286">,</text:span><text:span text:style-name="T287"><text:line-break/><text:s text:c="4"/></text:span><text:span text:style-name="T288">"Pourquoi"</text:span><text:span text:style-name="T289">:<text:s/></text:span><text:span text:style-name="T290">"Car, {}"</text:span><text:span text:style-name="T291">,</text:span><text:span text:style-name="T292"><text:line-break/><text:s text:c="4"/></text:span><text:span text:style-name="T293">"Peux-tu"</text:span><text:span text:style-name="T294">:<text:s/></text:span><text:span text:style-name="T295">"Oui, bien sûr!<text:s/></text:span><text:span text:style-name="T296">{}"</text:span><text:span text:style-name="T297">,</text:span><text:span text:style-name="T298"><text:line-break/>}</text:span><text:span text:style-name="T299"><text:line-break/></text:span><text:span text:style-name="T300"><text:line-break/></text:span><text:span text:style-name="T301"># Function to refine the answer</text:span><text:span text:style-name="T302"><text:line-break/></text:span><text:span text:style-name="T303">def<text:s/></text:span><text:span text:style-name="T304">refine_answer</text:span><text:span text:style-name="T305">(response, question):</text:span><text:span text:style-name="T306"><text:line-break/><text:s text:c="4"/></text:span><text:span text:style-name="T307"># Capitalize the first letter of the response</text:span><text:span text:style-name="T308"><text:line-break/><text:s text:c="4"/></text:span><text:span text:style-name="T309">refined_response = response.capitalize()</text:span><text:span text:style-name="T310"><text:line-break/></text:span><text:span text:style-name="T311"><text:line-break/><text:s text:c="4"/></text:span><text:span text:style-name="T312"># Add a period at the end if not present</text:span><text:span text:style-name="T313"><text:line-break/><text:s text:c="4"/></text:span><text:span text:style-name="T314">if not<text:s/></text:span><text:span text:style-name="T315">refined_response.endswith(</text:span><text:span text:style-name="T316">'.'</text:span><text:span text:style-name="T317">):</text:span><text:span text:style-name="T318"><text:line-break/><text:s text:c="8"/>refined_response +=<text:s/></text:span><text:span text:style-name="T319">'.'</text:span><text:span text:style-name="T320"><text:line-break/></text:span><text:span text:style-name="T321"><text:line-break/><text:s text:c="4"/></text:span><text:span text:style-name="T322"># Check for specific question starters and use corresponding model responses</text:span><text:span text:style-name="T323"><text:line-break/><text:s text:c="4"/></text:span><text:span text:style-name="T324">for<text:s/></text:span><text:span text:style-name="T325">starter, model_response<text:s/></text:span><text:span text:style-name="T326">in<text:s/></text:span><text:span text:style-name="T327">question_starters.items():</text:span><text:span text:style-name="T328"><text:line-break/><text:s text:c="8"/></text:span><text:span text:style-name="T329">if<text:s/></text:span><text:span text:style-name="T330">question.startswith(starter):</text:span><text:span text:style-name="T331"><text:line-break/><text:s text:c="12"/>refined_response = model_response.format(refined_response)</text:span><text:span text:style-name="T332"><text:line-break/><text:s text:c="12"/></text:span><text:span text:style-name="T333">break</text:span><text:span text:style-name="T334"><text:line-break/></text:span><text:span text:style-name="T335"><text:line-break/><text:s text:c="4"/>return<text:s/></text:span><text:span text:style-name="T336">refined_response</text:span><text:span text:style-name="T337"><text:line-break/></text:span><text:span text:style-name="T338"><text:line-break/></text:span><text:span text:style-name="T339"># Example usage</text:span><text:span text:style-name="T340"><text:line-break/></text:span><text:span text:style-name="T341">question =<text:s/></text:span><text:span text:style-name="T342">"Peux-tu me dire comment une nation peut-elle prendre soin du climat?"</text:span><text:span text:style-name="T343"><text:line-break/></text:span><text:soft-page-break/><text:span text:style-name="T344">response =<text:s/></text:span><text:span text:style-name="T345">"et je songe bien sûr à françois hollande, faisant oeuvre de précurseur avec l'accord de paris sur le climat et protégeant les français dans un monde frappé par le terrorisme."</text:span><text:span text:style-name="T346"><text:line-break/></text:span><text:span text:style-name="T347"><text:line-break/></text:span><text:span text:style-name="T348"># Refine the answer</text:span><text:span text:style-name="T349"><text:line-break/></text:span><text:span text:style-name="T350">refined_response = refine_answer(response, question)</text:span><text:span text:style-name="T351"><text:line-break/></text:span><text:span text:style-name="T352"><text:line-break/></text:span><text:span text:style-name="T353">print</text:span><text:span text:style-name="T354">(</text:span><text:span text:style-name="T355">"Refined Response:"</text:span><text:span text:style-name="T356">, refined_response)</text:span></text:p>
      <text:p text:style-name="P357"/>
      <text:p text:style-name="P358"/>
      <text:p text:style-name="P359"/>
      <text:p text:style-name="P360"/>
      <text:p text:style-name="P361">Main programe (finale function)</text:p>
      <text:p text:style-name="P362"/>
      <text:p text:style-name="P363"><text:span text:style-name="T364"># Function for Part I functionalities</text:span><text:span text:style-name="T365"><text:line-break/></text:span><text:span text:style-name="T366">def<text:s/></text:span><text:span text:style-name="T367">part_i_functionalities</text:span><text:span text:style-name="T368">():</text:span><text:span text:style-name="T369"><text:line-break/><text:s text:c="4"/></text:span><text:span text:style-name="T370"># Implement Part I functionalities here</text:span><text:span text:style-name="T371"><text:line-break/><text:s text:c="4"/></text:span><text:span text:style-name="T372">print</text:span><text:span text:style-name="T373">(</text:span><text:span text:style-name="T374">"You selected Part I functionalities."</text:span><text:span text:style-name="T375">)</text:span><text:span text:style-name="T376"><text:line-break/><text:s text:c="4"/></text:span><text:span text:style-name="T377"># Add your code for Part I</text:span><text:span text:style-name="T378"><text:line-break/></text:span><text:span text:style-name="T379"><text:line-break/># Function for Chatbot mode</text:span><text:span text:style-name="T380"><text:line-break/></text:span><text:span text:style-name="T381">def<text:s/></text:span><text:span text:style-name="T382">chatbot_mode</text:span><text:span text:style-name="T383">():</text:span><text:span text:style-name="T384"><text:line-break/><text:s text:c="4"/></text:span><text:span text:style-name="T385"># Implement Chatbot mode here</text:span><text:span text:style-name="T386"><text:line-break/><text:s text:c="4"/></text:span><text:span text:style-name="T387">print</text:span><text:span text:style-name="T388">(</text:span><text:span text:style-name="T389">"You selected Chatbot mode."</text:span><text:span text:style-name="T390">)</text:span><text:span text:style-name="T391"><text:line-break/><text:s text:c="4"/></text:span><text:span text:style-name="T392"># Add your code for the chatbot</text:span><text:span text:style-name="T393"><text:line-break/></text:span><text:span text:style-name="T394"><text:line-break/># Main program</text:span><text:span text:style-name="T395"><text:line-break/></text:span><text:span text:style-name="T396">while True</text:span><text:span text:style-name="T397">:</text:span><text:span text:style-name="T398"><text:line-break/><text:s text:c="4"/></text:span><text:span text:style-name="T399"># Display menu options</text:span><text:span text:style-name="T400"><text:line-break/><text:s text:c="4"/></text:span><text:span text:style-name="T401">print</text:span><text:span text:style-name="T402">(</text:span><text:span text:style-name="T403">"</text:span><text:span text:style-name="T404">\n</text:span><text:span text:style-name="T405">Menu:"</text:span><text:span text:style-name="T406">)</text:span><text:span text:style-name="T407"><text:line-break/><text:s text:c="4"/></text:span><text:span text:style-name="T408">print</text:span><text:span text:style-name="T409">(</text:span><text:span text:style-name="T410">"1. Access Part I functionalities"</text:span><text:span text:style-name="T411">)</text:span><text:span text:style-name="T412"><text:line-break/><text:s text:c="4"/></text:span><text:span text:style-name="T413">print</text:span><text:span text:style-name="T414">(</text:span><text:span text:style-name="T415">"2. Access Chatbot mode"</text:span><text:span text:style-name="T416">)</text:span><text:span text:style-name="T417"><text:line-break/><text:s text:c="4"/></text:span><text:span text:style-name="T418">print</text:span><text:span text:style-name="T419">(</text:span><text:span text:style-name="T420">"3. Exit"</text:span><text:span text:style-name="T421">)</text:span><text:span text:style-name="T422"><text:line-break/></text:span><text:span text:style-name="T423"><text:line-break/><text:s text:c="4"/></text:span><text:span text:style-name="T424"># Get user choice</text:span><text:span text:style-name="T425"><text:line-break/><text:s text:c="4"/></text:span><text:span text:style-name="T426">choice =<text:s/></text:span><text:span text:style-name="T427">input</text:span><text:span text:style-name="T428">(</text:span><text:span text:style-name="T429">"Enter your choice (1, 2, or 3): "</text:span><text:span text:style-name="T430">)</text:span><text:span text:style-name="T431"><text:line-break/></text:span><text:span text:style-name="T432"><text:line-break/><text:s text:c="4"/></text:span><text:span text:style-name="T433"># Process user choice</text:span><text:span text:style-name="T434"><text:line-break/><text:s text:c="4"/></text:span><text:span text:style-name="T435">if<text:s/></text:span><text:span text:style-name="T436">choice ==<text:s/></text:span><text:span text:style-name="T437">"1"</text:span><text:span text:style-name="T438">:</text:span><text:span text:style-name="T439"><text:line-break/><text:s text:c="8"/>part_i_functionalities()</text:span><text:span text:style-name="T440"><text:line-break/><text:s text:c="4"/></text:span><text:span text:style-name="T441">elif<text:s/></text:span><text:span text:style-name="T442">choice ==<text:s/></text:span><text:span text:style-name="T443">"2"</text:span><text:span text:style-name="T444">:</text:span><text:span text:style-name="T445"><text:line-break/><text:s text:c="8"/>chatbot_mode()</text:span><text:span text:style-name="T446"><text:line-break/><text:s text:c="4"/></text:span><text:span text:style-name="T447">elif<text:s/></text:span><text:span text:style-name="T448">choice ==<text:s/></text:span><text:span text:style-name="T449">"3"</text:span><text:span text:style-name="T450">:</text:span><text:span text:style-name="T451"><text:line-break/><text:s text:c="8"/></text:span><text:span text:style-name="T452">print</text:span><text:span text:style-name="T453">(</text:span><text:span text:style-name="T454">"Exiting the program.<text:s/></text:span><text:span text:style-name="T455">Goodbye!"</text:span><text:span text:style-name="T456">)</text:span><text:span text:style-name="T457"><text:line-break/><text:s text:c="8"/></text:span><text:span text:style-name="T458">break</text:span><text:span text:style-name="T459"><text:line-break/><text:s text:c="4"/>else</text:span><text:span text:style-name="T460">:</text:span><text:span text:style-name="T461"><text:line-break/><text:s text:c="8"/></text:span><text:span text:style-name="T462">print</text:span><text:span text:style-name="T463">(</text:span><text:span text:style-name="T464">"Invalid choice. Please enter 1, 2, or 3."</text:span><text:span text:style-name="T465">)</text:span></text:p>
      <text:soft-page-break/>
      <text:p text:style-name="P466"><text:span text:style-name="T467"><draw:custom-shape svg:x="-0.81528in" svg:y="7.29167in" svg:width="8.4875in" svg:height="4.39514in" draw:z-index="251659264" draw:id="id0" draw:style-name="a0" draw:name="Rectangle 2" text:anchor-type="paragraph"><svg:title/><svg:desc>rectangle coloré</svg:desc><text:p text:style-name="Normal"/><draw:enhanced-geometry draw:type="non-primitive" svg:viewBox="0 0 21600 21600" draw:enhanced-path="M 0 0 L 21600 0 21600 21600 0 21600 Z N"/></draw:custom-shape></text:span></text:p>
      <text:p text:style-name="P4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keep-with-next="always" fo:margin-top="0.1666in" fo:margin-bottom="0.0416in"/>
      <style:text-properties style:font-name="Arial" style:font-name-asian="MS Gothic" fo:color="#061F57" style:letter-kerning="true" fo:font-size="26pt" style:font-size-asian="2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bottom="0.1666in" fo:line-height="100%"/>
      <style:text-properties style:font-name-asian="MS Gothic" fo:font-weight="normal" style:font-weight-asian="normal" fo:font-size="18pt" style:font-size-asian="18pt" style:font-size-complex="13pt" fo:hyphenate="false"/>
    </style:style>
    <style:style style:name="Normal" style:display-name="Normal" style:family="paragraph">
      <style:paragraph-properties fo:margin-bottom="0in"/>
      <style:text-properties style:font-name-asian="MS Mincho" fo:font-weight="bold" style:font-weight-asian="bold" fo:color="#082A75" fo:font-size="14pt" style:font-size-asian="14pt" style:font-size-complex="11pt"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Titre" style:display-name="Titre" style:family="paragraph" style:parent-style-name="Normal">
      <style:paragraph-properties fo:margin-bottom="0.1388in" fo:line-height="100%"/>
      <style:text-properties style:font-name="Arial" style:font-name-asian="MS Gothic" style:font-weight-complex="bold" fo:font-size="36pt" style:font-size-asian="36pt" style:font-size-complex="26pt" fo:hyphenate="false"/>
    </style:style>
    <style:style style:name="TitreCar" style:display-name="Titre Car" style:family="text" style:parent-style-name="Policepardéfaut">
      <style:text-properties style:font-name="Arial" style:font-name-asian="MS Gothic" style:font-name-complex="Times New Roman" fo:font-weight="bold" style:font-weight-asian="bold" style:font-weight-complex="bold" fo:color="#082A75" fo:font-size="36pt" style:font-size-asian="36pt" style:font-size-complex="26pt"/>
    </style:style>
    <style:style style:name="Sous-titre" style:display-name="Sous-titre" style:family="paragraph" style:parent-style-name="Normal">
      <style:text-properties fo:font-weight="normal" style:font-weight-asian="normal" fo:text-transform="uppercase" fo:letter-spacing="0.0138in" fo:font-size="16pt" style:font-size-asian="16pt" fo:hyphenate="false"/>
    </style:style>
    <style:style style:name="Sous-titreCar" style:display-name="Sous-titre Car" style:family="text" style:parent-style-name="Policepardéfaut">
      <style:text-properties style:font-name-asian="MS Mincho" fo:text-transform="uppercase" fo:color="#082A75" fo:letter-spacing="0.0138in" fo:font-size="16pt" style:font-size-asian="16pt" style:font-size-complex="11pt"/>
    </style:style>
    <style:style style:name="Titre1Car" style:display-name="Titre 1 Car" style:family="text" style:parent-style-name="Policepardéfaut">
      <style:text-properties style:font-name="Arial" style:font-name-asian="MS Gothic" style:font-name-complex="Times New Roman" fo:font-weight="bold" style:font-weight-asian="bold" fo:color="#061F57" style:letter-kerning="true" fo:font-size="26pt" style:font-size-asian="26pt" style:font-size-complex="16pt"/>
    </style:style>
    <style:style style:name="En-tête" style:display-name="En-tête" style:family="paragraph" style:parent-style-name="Normal"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text-properties fo:hyphenate="false"/>
    </style:style>
    <style:style style:name="PieddepageCar" style:display-name="Pied de page Car" style:family="text" style:parent-style-name="Policepardéfaut">
      <style:text-properties fo:font-size="12pt" style:font-size-asian="12pt" style:font-size-complex="12pt"/>
    </style:style>
    <style:style style:name="Nom" style:display-name="Nom" style:family="paragraph" style:parent-style-name="Normal">
      <style:paragraph-properties fo:text-align="end" fo:line-height="100%"/>
      <style:text-properties fo:hyphenate="false"/>
    </style:style>
    <style:style style:name="Titre2Car" style:display-name="Titre 2 Car" style:family="text" style:parent-style-name="Policepardéfaut">
      <style:text-properties style:font-name-asian="MS Gothic" style:font-name-complex="Times New Roman" fo:color="#082A75" fo:font-size="18pt" style:font-size-asian="18pt" style:font-size-complex="13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ontenu" style:display-name="Contenu" style:family="paragraph" style:parent-style-name="Normal">
      <style:text-properties fo:font-weight="normal" style:font-weight-asian="normal" fo:hyphenate="false"/>
    </style:style>
    <style:style style:name="Textedemiseenévidence" style:display-name="Texte de mise en évidence" style:family="paragraph" style:parent-style-name="Normal">
      <style:text-properties fo:hyphenate="false"/>
    </style:style>
    <style:style style:name="Caractèredecontenu" style:display-name="Caractère de contenu" style:family="text" style:parent-style-name="Policepardéfaut">
      <style:text-properties style:font-name-asian="MS Mincho" fo:color="#082A75" fo:font-size="14pt" style:font-size-asian="14pt" style:font-size-complex="11pt"/>
    </style:style>
    <style:style style:name="Caractèredetextedemiseenévidence" style:display-name="Caractère de texte de mise en évidence" style:family="text" style:parent-style-name="Policepardéfaut">
      <style:text-properties style:font-name-asian="MS Mincho" fo:font-weight="bold" style:font-weight-asian="bold" fo:color="#082A75" fo:font-size="14pt" style:font-size-asian="14pt" style:font-size-complex="11pt"/>
    </style:style>
    <style:style style:name="PréformatéHTML" style:display-name="Préformaté HTML" style:family="paragraph" style:parent-style-name="Normal">
      <style:paragraph-properties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normal" style:font-weight-asian="normal" style:use-window-font-color="true" fo:font-size="10pt" style:font-size-asian="10pt" style:font-size-complex="10pt" style:language-asian="fr" style:country-asian="FR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65in" fo:margin-bottom="0.2006in" fo:margin-right="0.65in" style:num-format="1" style:writing-mode="lr-tb">
        <style:footnote-sep style:width="0.007in" style:rel-width="33%" style:color="#082A75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2993in"/>
      </style:footer-style>
    </style:page-layout>
    <style:style style:name="TableColumn3" style:family="table-column">
      <style:table-column-properties style:column-width="6.9687in"/>
    </style:style>
    <style:style style:name="Table2" style:family="table">
      <style:table-properties style:width="6.9687in" fo:margin-left="0in" table:align="left"/>
    </style:style>
    <style:style style:name="TableRow4" style:family="table-row">
      <style:table-row-properties style:min-row-height="0.6791in"/>
    </style:style>
    <style:style style:name="TableCell5" style:family="table-cell">
      <style:table-cell-properties fo:border-top="none" fo:border-left="none" fo:border-bottom="0.0625in solid #34ABA2" fo:border-right="none" style:writing-mode="lr-tb" fo:padding-top="0in" fo:padding-left="0.075in" fo:padding-bottom="0in" fo:padding-right="0.075in"/>
    </style:style>
    <style:style style:name="P6" style:parent-style-name="Pieddepage" style:family="paragraph">
      <style:paragraph-properties fo:text-align="center"/>
    </style:style>
    <style:style style:name="T7" style:parent-style-name="Policepardéfaut" style:family="text">
      <style:text-properties style:language-complex="fr" style:country-complex="F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En-tête"/>
            </table:table-cell>
          </table:table-row>
        </table:table>
        <text:p text:style-name="En-tête"/>
      </style:header>
      <style:footer>
        <text:p text:style-name="P6"><text:span text:style-name="T7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Joy Youssame</meta:initial-creator>
    <dc:creator>Joy YOUSSAME MBILI</dc:creator>
    <meta:creation-date>2023-12-17T18:00:00Z</meta:creation-date>
    <dc:date>2023-12-18T20:14:00Z</dc:date>
    <meta:print-date>2006-08-01T17:47:00Z</meta:print-date>
    <meta:template xlink:href="Rapport%20" xlink:type="simple"/>
    <meta:editing-cycles>6</meta:editing-cycles>
    <meta:editing-duration>PT2580S</meta:editing-duration>
    <meta:user-defined meta:name="_TemplateID">TC100670409990</meta:user-defined>
    <meta:document-statistic meta:page-count="9" meta:paragraph-count="14" meta:word-count="1116" meta:character-count="7241" meta:row-count="51" meta:non-whitespace-character-count="6139"/>
  </office:meta>
</office:document-meta>
</file>